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fo:font-size="12pt" fo:font-weight="bold" style:font-size-asian="12pt" style:font-weight-asian="bold" style:font-size-complex="12pt"/>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5pt" fo:font-style="italic" style:font-size-asian="7.5pt" style:font-style-asian="italic" style:font-size-complex="7.5pt"/>
    </style:style>
    <style:style style:name="P3"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4"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text-properties style:font-name="Gill Sans MT_CCJU" fo:font-size="14pt" fo:font-weight="bold" style:font-size-asian="14pt" style:font-weight-asian="bold" style:font-size-complex="14pt"/>
    </style:style>
    <style:style style:name="P5" style:family="paragraph" style:parent-style-name="Standard">
      <style:paragraph-properties fo:margin-left="0cm" fo:margin-right="-0.004cm" fo:text-indent="0cm" style:auto-text-indent="false">
        <style:tab-stops>
          <style:tab-stop style:position="8.251cm"/>
        </style:tab-stops>
      </style:paragraph-properties>
      <style:text-properties style:font-name="Gill Sans MT_CCJU" fo:font-size="12pt" style:font-size-asian="12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style>
    <style:style style:name="P7"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style:font-name="Gill Sans MT_CCJU" fo:font-size="12pt" style:font-size-asian="12pt"/>
    </style:style>
    <style:style style:name="P8"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style:font-name="Gill Sans MT_CCJU" fo:font-size="3pt" style:font-size-asian="3pt" style:font-size-complex="3pt"/>
    </style:style>
    <style:style style:name="P9" style:family="paragraph" style:parent-style-name="Standard">
      <style:paragraph-properties fo:margin-left="0cm" fo:margin-right="-0.004cm" fo:text-indent="0cm" style:auto-text-indent="false"/>
      <style:text-properties fo:color="#008000" style:font-name="Gill Sans MT_CCJU" fo:font-size="12pt" fo:font-weight="bold" style:font-size-asian="12pt" style:font-weight-asian="bold"/>
    </style:style>
    <style:style style:name="P10" style:family="paragraph" style:parent-style-name="Standard">
      <style:paragraph-properties fo:margin-left="0cm" fo:margin-right="-0.004cm" fo:text-indent="0cm" style:auto-text-indent="false"/>
      <style:text-properties fo:color="#ff0000" style:font-name="Gill Sans MT_CCJU" fo:font-size="12pt" fo:font-weight="bold" style:font-size-asian="12pt" style:font-weight-asian="bold"/>
    </style:style>
    <style:style style:name="P11" style:family="paragraph" style:parent-style-name="Standard">
      <style:paragraph-properties fo:margin-left="0cm" fo:margin-right="-0.004cm" fo:text-indent="0cm" style:auto-text-indent="false"/>
      <style:text-properties fo:color="#0000ff" style:font-name="Gill Sans MT_CCJU" fo:font-size="12pt" fo:font-weight="bold" style:font-size-asian="12pt" style:font-weight-asian="bold"/>
    </style:style>
    <style:style style:name="P12" style:family="paragraph" style:parent-style-name="Standard">
      <style:paragraph-properties fo:text-align="justify" style:justify-single-word="false"/>
      <style:text-properties style:font-name="Gill Sans MT_CCJU" fo:font-size="12pt" style:font-size-asian="12pt" style:font-size-complex="12pt"/>
    </style:style>
    <style:style style:name="P13" style:family="paragraph" style:parent-style-name="Standard">
      <style:paragraph-properties fo:text-align="justify" style:justify-single-word="false"/>
      <style:text-properties style:font-name="Gill Sans MT_CCJU"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style:font-name="Gill Sans MT_CCJU"/>
    </style:style>
    <style:style style:name="P15"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style:font-name="Gill Sans MT_CCJU" fo:font-size="12pt" fo:font-weight="bold" style:font-size-asian="12pt" style:font-weight-asian="bold"/>
    </style:style>
    <style:style style:name="P16"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17"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18"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19"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20"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style:font-name="Gill Sans MT_CCJU" fo:font-size="12pt" style:font-size-asian="12pt" style:font-size-complex="12pt"/>
    </style:style>
    <style:style style:name="P21"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2"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3" style:family="paragraph" style:parent-style-name="Standard" style:list-style-name="WW8Num2">
      <style:paragraph-properties fo:margin-left="0cm" fo:margin-right="0cm" fo:text-align="justify" style:justify-single-word="false" fo:text-indent="0cm" style:auto-text-indent="false"/>
      <style:text-properties style:font-name="Gill Sans MT_CCJU" fo:font-size="12pt" style:font-size-asian="12pt" style:font-size-complex="12pt"/>
    </style:style>
    <style:style style:name="P24" style:family="paragraph" style:parent-style-name="Standard">
      <style:paragraph-properties fo:margin-left="0.635cm" fo:margin-right="0cm" fo:text-align="justify" style:justify-single-word="false" fo:text-indent="0cm" style:auto-text-indent="false"/>
      <style:text-properties style:font-name="Gill Sans MT_CCJU" fo:font-size="12pt" style:font-size-asian="12pt" style:font-size-complex="12pt"/>
    </style:style>
    <style:style style:name="P25"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26"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style:font-name="Gill Sans MT_CCJU" fo:font-size="12pt" fo:font-weight="bold" style:font-size-asian="12pt" style:font-weight-asian="bold"/>
    </style:style>
    <style:style style:name="P27" style:family="paragraph" style:parent-style-name="Standard">
      <style:paragraph-properties fo:margin-left="10.252cm" fo:margin-right="-0.004cm" fo:text-indent="-10.252cm" style:auto-text-indent="false">
        <style:tab-stops>
          <style:tab-stop style:position="-1.251cm"/>
        </style:tab-stops>
      </style:paragraph-properties>
      <style:text-properties style:font-name="Gill Sans MT_CCJU" fo:font-size="12pt" style:font-size-asian="12pt"/>
    </style:style>
    <style:style style:name="P28" style:family="paragraph" style:parent-style-name="Standard">
      <style:paragraph-properties fo:text-align="justify" style:justify-single-word="false" fo:break-before="page"/>
      <style:text-properties style:font-name="Gill Sans MT_CCJU"/>
    </style:style>
    <style:style style:name="P29"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style:font-name="Gill Sans MT_CCJU"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color="#008000" fo:font-size="12pt" fo:font-style="italic" fo:font-weight="bold" style:font-size-asian="12pt" style:font-style-asian="italic" style:font-weight-asian="bold" style:font-size-complex="12pt"/>
    </style:style>
    <style:style style:name="T5" style:family="text">
      <style:text-properties fo:color="#ff0000" fo:font-size="12pt" fo:font-style="italic" fo:font-weight="bold" style:font-size-asian="12pt" style:font-style-asian="italic" style:font-weight-asian="bold" style:font-size-complex="12pt"/>
    </style:style>
    <style:style style:name="T6" style:family="text">
      <style:text-properties fo:color="#0000ff" fo:font-size="12pt" fo:font-style="italic" fo:font-weight="bold" style:font-size-asian="12pt" style:font-style-asian="italic"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Lettre </text:span><text:span text:style-name="T2">RFM</text:span><text:span text:style-name="T1"> n° </text:span><text:span text:style-name="T2">3.1 + 3.2 annexe</text:span></text:p>
      <text:p text:style-name="P1">Moyens auxiliaires : accusé de réception à signer par le bénéficiaire PC</text:p>
      <text:p text:style-name="P2">(lors de la livraison par le dépôt AI du moyen auxiliaire remis en prêt)</text:p>
      <text:p text:style-name="P3"><text:span text:style-name="T1">Concerne : </text:span><text:span text:style-name="T4">CCVD</text:span><text:span text:style-name="T3"> - </text:span><text:span text:style-name="T5">CCJU</text:span><text:span text:style-name="T1"> - </text:span><text:span text:style-name="T6">SAS Lsne</text:span></text:p>
      <text:p text:style-name="P12"/>
      <text:p text:style-name="P12"/>
      <text:p text:style-name="P5"/>
      <text:p text:style-name="P4">Accusé de réception d'un moyen auxiliaire</text:p>
      <text:p text:style-name="P5"/>
      <text:p text:style-name="P12"/>
      <text:p text:style-name="P26">Remboursement des frais de maladie (RFM) par les prestations complémentaires AVS/AI (PC)<text:bookmark text:name="Adr2"/><text:bookmark text:name="Adr3"/><text:bookmark text:name="Adr4"/><text:bookmark text:name="Adr5"/><text:bookmark text:name="Adr6"/></text:p>
      <text:p text:style-name="P12"/>
      <text:p text:style-name="P6"/>
      <text:p text:style-name="P6">Par le présent document, le bénéficiaire PC :</text:p>
      <text:p text:style-name="P6"/>
      <text:p text:style-name="P6"/>
      <text:p text:style-name="P6">M</text:p>
      <text:p text:style-name="P6"/>
      <text:p text:style-name="P6"/>
      <text:p text:style-name="P6"/>
      <text:p text:style-name="P6"/>
      <text:p text:style-name="P6"/>
      <text:p text:style-name="P6"/>
      <text:p text:style-name="P6">atteste avoir reçu, en prêt, le moyen auxiliaire suivant :</text:p>
      <text:p text:style-name="P6"/>
      <text:list text:style-name="WW8Num3">
        <text:list-item>
          <text:p text:style-name="P15"/>
        </text:list-item>
      </text:list>
      <text:p text:style-name="P6"/>
      <text:p text:style-name="P6">et pris connaissance des conditions de remise figurant au verso</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e :</text:p>
          </table:table-cell>
          <table:table-cell table:style-name="Table1.B1" office:value-type="string">
            <text:p text:style-name="P7"/>
          </table:table-cell>
          <table:table-cell table:style-name="Table1.A1" office:value-type="string">
            <text:p text:style-name="P7"/>
          </table:table-cell>
          <table:table-cell table:style-name="Table1.A1" office:value-type="string">
            <text:p text:style-name="P7">Signature :</text:p>
          </table:table-cell>
          <table:table-cell table:style-name="Table1.B1" office:value-type="string">
            <text:p text:style-name="P7"/>
          </table:table-cell>
        </table:table-row>
      </table:table>
      <text:p text:style-name="P6"/>
      <text:p text:style-name="P5"/>
      <text:p text:style-name="P27">Le présent accusé de réception à retourner à cette adresse :</text:p>
      <text:p text:style-name="P27"/>
      <text:p text:style-name="P9">Caisse cantonale vaudoise</text:p>
      <text:p text:style-name="P9">de compensation</text:p>
      <text:p text:style-name="P9">Service des PC</text:p>
      <text:p text:style-name="P9">Case postale 55</text:p>
      <text:p text:style-name="P9">1815 Clarens</text:p>
      <text:p text:style-name="P8"/>
      <text:p text:style-name="P10">Caisse de compensation du Jura</text:p>
      <text:p text:style-name="P10">Service des prestations</text:p>
      <text:p text:style-name="P10">Rue Bel-Air 3</text:p>
      <text:p text:style-name="P10">2350 Saignelégier</text:p>
      <text:p text:style-name="P8"/>
      <text:p text:style-name="P11">Agence communale</text:p>
      <text:p text:style-name="P11">d'assurances sociales</text:p>
      <text:p text:style-name="P11">Bureau des PC</text:p>
      <text:p text:style-name="P11">Case postale 5032</text:p>
      <text:p text:style-name="P11">1002 Lausanne</text:p>
      <text:p text:style-name="P14"/>
      <text:p text:style-name="P28"/>
      <text:p text:style-name="P13">Conditions de remise</text:p>
      <text:p text:style-name="P12"/>
      <text:list text:style-name="WW8Num2">
        <text:list-item>
          <text:p text:style-name="P16">Les PC prennent en charge les frais de location du moyen auxiliaire remis en prêt. Ce dernier reste propriété du centre de location.</text:p>
        </text:list-item>
      </text:list>
      <text:p text:style-name="P29"/>
      <text:list text:style-name="WW8Num2" text:continue-numbering="true">
        <text:list-item>
          <text:p text:style-name="P17">La location est payée par les PC directement au centre de location.</text:p>
        </text:list-item>
      </text:list>
      <text:p text:style-name="P29"/>
      <text:list text:style-name="WW8Num2" text:continue-numbering="true">
        <text:list-item>
          <text:p text:style-name="P16">Sont compris dans la location, outre l'amortissement, les frais d'examens éventuels par le centre de location ainsi que les frais de réparations et de pièces de rechange dans la mesure où celles-ci résultent d'une usure normale.</text:p>
        </text:list-item>
      </text:list>
      <text:p text:style-name="P29"/>
      <text:list text:style-name="WW8Num2" text:continue-numbering="true">
        <text:list-item>
          <text:p text:style-name="P17">L'assuré peut être chargé</text:p>
        </text:list-item>
      </text:list>
      <text:p text:style-name="P24">- des frais de réparations imputables à une grave violation de son devoir de soin;</text:p>
      <text:p text:style-name="P24">- des frais de location entraînés par une restitution tardive.</text:p>
      <text:p text:style-name="P29"/>
      <text:list text:style-name="WW8Num2" text:continue-numbering="true">
        <text:list-item>
          <text:p text:style-name="P16">L'assuré ou la personne qui agit pour lui doit confirmer la réception du moyen auxiliaire par signature sur la présente formule (au recto).</text:p>
        </text:list-item>
      </text:list>
      <text:p text:style-name="P29"/>
      <text:list text:style-name="WW8Num2" text:continue-numbering="true">
        <text:list-item>
          <text:p text:style-name="P16">Si des réparations doivent être effectuées ou des pièces changées, il faut en informer le centre de location qui prendra immédiatement les mesures nécessaires.</text:p>
        </text:list-item>
      </text:list>
      <text:p text:style-name="P29"/>
      <text:list text:style-name="WW8Num2" text:continue-numbering="true">
        <text:list-item>
          <text:p text:style-name="P17">Si le moyen auxiliaire n'est plus utilisé, il faut en informer spontanément le centre de location.</text:p>
        </text:list-item>
      </text:list>
      <text:p text:style-name="P29"/>
      <text:list text:style-name="WW8Num2" text:continue-numbering="true">
        <text:list-item>
          <text:p text:style-name="P17">Si le droit à la PC est supprimé, les frais de location doivent être assumés, dès le mois suivant, par l'assuré ou ses héritier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Verdana"/>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16T15:37:00</meta:creation-date>
    <dc:creator>Mike Boillat</dc:creator>
    <dc:date>2012-02-23T10:09:43</dc:date>
    <meta:print-date>2009-06-15T13:15:00</meta:print-date>
    <meta:editing-cycles>14</meta:editing-cycles>
    <meta:editing-duration>PT27M31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1406456002</meta:user-defined>
    <meta:document-statistic meta:table-count="1" meta:image-count="0" meta:object-count="0" meta:page-count="2" meta:paragraph-count="38" meta:word-count="322" meta:character-count="1965"/>
  </office:meta>
</office:document-meta>
</file>